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Anonymous Pro1" svg:font-family="'Anonymous Pr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nonymous Pro" fo:font-style="normal" style:text-underline-style="none" style:font-style-asian="normal" style:font-style-complex="normal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nonymous Pro"/>
    </style:style>
    <style:style style:name="P5" style:family="paragraph">
      <style:paragraph-properties fo:text-align="center"/>
      <style:text-properties style:font-name="Anonymous Pro" fo:font-size="12pt"/>
    </style:style>
    <style:style style:name="P6" style:family="paragraph">
      <style:text-properties fo:font-size="12pt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style:font-name="Anonymous Pro" fo:font-style="normal" style:text-underline-style="none" style:font-style-asian="normal" style:font-style-complex="normal"/>
    </style:style>
    <style:style style:name="T2" style:family="text">
      <style:text-properties style:font-name="Anonymous Pro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style:font-name="Anonymous Pro"/>
    </style:style>
    <style:style style:name="T4" style:family="text">
      <style:text-properties style:font-name="Anonymous Pro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justify" draw:textarea-vertical-align="middle" draw:auto-grow-height="false" fo:min-height="0.2953in" fo:min-width="0.3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972in" fo:min-width="1.1047in" style:run-through="foreground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4689in" fo:min-width="1.2335in" style:run-through="foreground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478in" fo:min-width="1.989in" style:run-through="foreground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6252in" fo:min-width="2.0583in" style:run-through="foreground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2902in" fo:min-width="1.6846in" style:run-through="foreground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3654in" fo:min-width="1.0252in" style:run-through="foreground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5374in" fo:min-width="2.0854in" style:run-through="foreground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4173in" fo:min-width="2.1972in" style:run-through="foreground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3311in" fo:min-width="1.0252in" style:run-through="foreground" style:vertical-pos="from-top" style:vertical-rel="paragraph" style:horizontal-pos="from-left" style:horizontal-rel="paragraph"/>
    </style:style>
    <style:style style:name="gr11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54in" fo:min-width="0.0264in" style:run-through="foreground" style:vertical-pos="from-top" style:vertical-rel="paragraph" style:horizontal-pos="from-left" style:horizontal-rel="paragraph"/>
    </style:style>
    <style:style style:name="gr12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46in" fo:min-width="0.0264in" style:run-through="foreground" style:vertical-pos="from-top" style:vertical-rel="paragraph" style:horizontal-pos="from-left" style:horizontal-rel="paragraph"/>
    </style:style>
    <style:style style:name="gr13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81in" fo:min-width="0.0291in" style:run-through="foreground" style:vertical-pos="from-top" style:vertical-rel="paragraph" style:horizontal-pos="from-left" style:horizontal-rel="paragraph"/>
    </style:style>
    <style:style style:name="gr14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3028in" fo:min-width="0.0591in" style:run-through="foreground" style:vertical-pos="from-top" style:vertical-rel="paragraph" style:horizontal-pos="from-left" style:horizontal-rel="paragraph"/>
    </style:style>
    <style:style style:name="gr15" style:family="graphic">
      <style:graphic-properties draw:stroke="none" draw:fill="none" draw:textarea-horizontal-align="justify" draw:textarea-vertical-align="middle" draw:auto-grow-height="false" fo:min-height="0.2957in" fo:min-width="0.3728in" style:run-through="foreground" style:vertical-pos="from-top" style:vertical-rel="paragraph" style:horizontal-pos="from-left" style:horizontal-rel="paragraph"/>
    </style:style>
    <style:style style:name="gr16" style:family="graphic">
      <style:graphic-properties draw:stroke="none" draw:fill="none" draw:textarea-horizontal-align="justify" draw:textarea-vertical-align="middle" draw:auto-grow-height="false" fo:min-height="0.2957in" fo:min-width="0.3736in" style:run-through="foreground" style:vertical-pos="from-top" style:vertical-rel="paragraph" style:horizontal-pos="from-left" style:horizontal-rel="paragraph"/>
    </style:style>
    <style:style style:name="gr17" style:family="graphic">
      <style:graphic-properties draw:stroke="none" draw:fill="none" draw:textarea-horizontal-align="justify" draw:textarea-vertical-align="middle" draw:auto-grow-height="false" fo:min-height="0.2953in" fo:min-width="0.3736in" style:run-through="foreground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1972in" fo:min-width="1.37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4689in" fo:min-width="1.567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4772in" fo:min-width="1.988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6252in" fo:min-width="2.0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4165in" fo:min-width="1.683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46in" fo:min-width="0.026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73in" fo:min-width="0.0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draw:fill="solid" draw:fill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4134in" fo:min-width="2.1972in" style:run-through="foreground" style:vertical-pos="from-top" style:vertical-rel="paragraph" style:horizontal-pos="from-left" style:horizontal-rel="paragraph"/>
    </style:style>
    <style:style style:name="gr27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1.3689in" fo:min-width="0.03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9535in" fo:min-width="0.0311in" style:run-through="foreground" style:vertical-pos="from-top" style:vertical-rel="paragraph" style:horizontal-pos="from-left" style:horizontal-rel="paragraph"/>
    </style:style>
    <style:style style:name="gr29" style:family="graphic">
      <style:graphic-properties draw:stroke="none" draw:fill="solid" draw:fill-color="#000000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30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1.3382in" fo:min-width="0.028in" style:run-through="foreground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Data Sender</text:span><text:span text:style-name="T1"> (codename HULK)</text:span></text:p>
      <text:p text:style-name="P1">Two threads are required: one for sending data and one to receive ACKs</text:p>
      <text:p text:style-name="P1"/>
      <text:p text:style-name="P1"><draw:custom-shape text:anchor-type="paragraph" draw:z-index="1" draw:style-name="gr2" draw:text-style-name="P5" svg:width="1.2248in" svg:height="0.2795in" svg:x="0.6693in" svg:y="0.0957in"><text:p text:style-name="P3"><text:span text:style-name="T4">SendThrea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/>
      <text:p text:style-name="P1"><draw:custom-shape text:anchor-type="paragraph" draw:z-index="21" draw:style-name="gr18" draw:text-style-name="P4" svg:width="1.5189in" svg:height="0.2795in" svg:x="4.8618in" svg:y="0.0898in"><text:p text:style-name="P3"><text:span text:style-name="T3">ListenerThrea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1" draw:style-name="gr11" draw:text-style-name="P6" svg:width="0.0531in" svg:height="0.3031in" svg:x="1.2508in" svg:y="0.041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26" draw:style-name="gr23" svg:width="0.0524in" svg:height="0.3024in" svg:x="5.5992in" svg:y="0.03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3" draw:text-style-name="P5" svg:width="1.2335in" svg:height="0.4689in" svg:x="0.6689in" svg:y="0.0102in"><text:p text:style-name="P3"><text:span text:style-name="T4">Read</text:span></text:p><text:p text:style-name="P3"><text:span text:style-name="T4">input file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22" draw:style-name="gr19" draw:text-style-name="P4" svg:width="1.5677in" svg:height="0.4689in" svg:x="4.8701in" svg:y="0.0043in"><text:p text:style-name="P3"><text:span text:style-name="T3">Listen to</text:span></text:p><text:p text:style-name="P3"><text:span text:style-name="T3">incoming ACK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12" draw:text-style-name="P6" svg:width="0.0531in" svg:height="0.3024in" svg:x="1.2681in" svg:y="0.145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27" draw:style-name="gr23" svg:width="0.0524in" svg:height="0.3024in" svg:x="5.6165in" svg:y="0.13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4" draw:text-style-name="P5" svg:width="1.9894in" svg:height="0.478in" svg:x="0.2866in" svg:y="0.1075in"><text:p text:style-name="P3"><text:span text:style-name="T4">Divide file into</text:span></text:p><text:p text:style-name="P3"><text:span text:style-name="T4"><text:s/></text:span><text:span text:style-name="T4">512 Byte chunk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23" draw:style-name="gr20" draw:text-style-name="P4" svg:width="1.9886in" svg:height="0.4776in" svg:x="4.6354in" svg:y="0.1016in"><text:p text:style-name="P3"><text:span text:style-name="T3">Decode received ACK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13" draw:style-name="gr11" draw:text-style-name="P6" svg:width="0.0524in" svg:height="0.3031in" svg:x="1.2591in" svg:y="0.084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28" draw:style-name="gr23" svg:width="0.0524in" svg:height="0.3024in" svg:x="5.6075in" svg:y="0.07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style-name="gr5" draw:text-style-name="P5" svg:width="2.0587in" svg:height="0.6252in" svg:x="0.2783in" svg:y="0.0555in"><text:p text:style-name="P3"><text:span text:style-name="T4">Attach header </text:span></text:p><text:p text:style-name="P3"><text:span text:style-name="T4">and insert into</text:span></text:p><text:p text:style-name="P3"><text:span text:style-name="T4">packetList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24" draw:style-name="gr21" draw:text-style-name="P4" svg:width="2.0579in" svg:height="0.6252in" svg:x="4.6272in" svg:y="0.0492in"><text:p text:style-name="P3"><text:span text:style-name="T3">Save SN in ackedList</text:span></text:p><text:p text:style-name="P3"><text:span text:style-name="T3">for SendThread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14" draw:style-name="gr13" draw:text-style-name="P6" svg:width="0.0571in" svg:height="0.3067in" svg:x="1.2807in" svg:y="0.013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29" draw:style-name="gr24" draw:text-style-name="P6" svg:width="0.0567in" svg:height="0.3059in" svg:x="5.572in" svg:y="0.007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style-name="gr6" draw:text-style-name="P5" svg:width="1.685in" svg:height="0.2906in" svg:x="0.4354in" svg:y="0.0126in"><text:p text:style-name="P3"><text:span text:style-name="T4">Send packet</text:span></text:p><draw:enhanced-geometry svg:viewBox="0 0 21600 21600" draw:glue-points="10800 0 0 10800 10800 21600 21600 10800" draw:type="flowchart-process" draw:enhanced-path="M 0 0 L 21600 0 21600 21600 0 21600 0 0 Z N"/></draw:custom-shape><draw:rect text:anchor-type="paragraph" draw:z-index="42" draw:style-name="gr29" draw:text-style-name="P7" svg:width="0.0425in" svg:height="4.4803in" svg:x="3.5063in" svg:y="0.0528in"><text:p/></draw:rect><draw:custom-shape text:anchor-type="paragraph" draw:z-index="43" draw:style-name="gr30" draw:text-style-name="P6" svg:width="0.0571in" svg:height="1.4386in" draw:transform="skewX (0.00383972435438752) rotate (-1.56311687808612) translate (3.55833333333333in 0.0527777777777778in)"><text:p/><draw:enhanced-geometry svg:viewBox="0 0 21600 21600" draw:text-areas="?f0 0 ?f2 ?f5" draw:type="down-arrow" draw:modifiers="19223.166023166 6506.02409638554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25" draw:style-name="gr22" draw:text-style-name="P4" svg:width="1.6843in" svg:height="0.4169in" svg:x="4.7839in" svg:y="0.1535in"><text:p text:style-name="P3"><text:span text:style-name="T3">Loop foreve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style-name="gr11" draw:text-style-name="P6" svg:width="0.0524in" svg:height="0.3031in" svg:x="1.2819in" svg:y="0.1362in"><text:p/><draw:enhanced-geometry svg:viewBox="0 0 21600 21600" draw:mirror-horizont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7" draw:style-name="gr28" draw:text-style-name="P6" svg:width="0.0634in" svg:height="1.0252in" draw:transform="skewX (0.00383972435438752) rotate (-1.56311687808612) translate (3.14513888888889in 0.0173611111111111in)"><text:p/><draw:enhanced-geometry svg:viewBox="0 0 21600 21600" draw:text-areas="?f0 0 ?f2 ?f5" draw:type="down-arrow" draw:modifiers="18477.1084337349 5590.5882352941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45" draw:style-name="gr29" draw:text-style-name="P7" svg:width="0.0331in" svg:height="2.5953in" svg:x="3.1126in" svg:y="0.0165in"><text:p/></draw:rect></text:p>
      <text:p text:style-name="P1"/>
      <text:p text:style-name="P1"><draw:custom-shape text:anchor-type="paragraph" draw:z-index="33" draw:style-name="gr7" draw:text-style-name="P5" svg:width="2.0504in" svg:height="0.7295in" svg:x="0.2811in" svg:y="0.1228in"><text:p text:style-name="P3"><text:span text:style-name="T4">Packets sent – acked</text:span></text:p><text:p text:style-name="P3"><text:span text:style-name="T4"><text:s/></text:span><text:span text:style-name="T4">&gt; WINDOW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><draw:custom-shape text:anchor-type="paragraph" draw:z-index="0" draw:style-name="gr1" draw:text-style-name="P4" svg:width="0.3732in" svg:height="0.2953in" svg:x="2.4319in" svg:y="0.0484in"><text:p text:style-name="P3"><text:span text:style-name="T3">NO</text:span></text:p><draw:enhanced-geometry svg:viewBox="0 0 21600 21600" draw:type="rectangle" draw:enhanced-path="M 0 0 L 21600 0 21600 21600 0 21600 0 0 Z N"/></draw:custom-shape></text:p>
      <text:p text:style-name="P1"><draw:rect text:anchor-type="paragraph" draw:z-index="30" draw:style-name="gr25" draw:text-style-name="P3" svg:width="0.037in" svg:height="0.5232in" draw:transform="skewX (-0.00401425727958696) rotate (1.5707963267949) translate (2.28194444444444in 0.177083333333333in)"><text:p/></draw:rect><draw:rect text:anchor-type="paragraph" draw:z-index="31" draw:style-name="gr25" draw:text-style-name="P7" svg:width="0.0496in" svg:height="1.3043in" svg:x="2.7555in" svg:y="0.1382in"><text:p/></draw:rect></text:p>
      <text:p text:style-name="P1"/>
      <text:p text:style-name="P1"><draw:custom-shape text:anchor-type="paragraph" draw:z-index="19" draw:style-name="gr16" draw:text-style-name="P5" svg:width="0.374in" svg:height="0.2961in" svg:x="1.3492in" svg:y="0.1161in"><text:p text:style-name="P3"><text:span text:style-name="T4">YES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35" draw:style-name="gr11" draw:text-style-name="P6" svg:width="0.0531in" svg:height="0.3031in" svg:x="1.2965in" svg:y="0.01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34" draw:style-name="gr26" draw:text-style-name="P5" svg:width="2.1976in" svg:height="0.4134in" svg:x="0.2429in" svg:y="0.0083in"><text:p text:style-name="P3"><text:span text:style-name="T4">Busy-wait for </text:span></text:p><text:p text:style-name="P3"><text:span text:style-name="T4">missing ACK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39" draw:style-name="gr11" draw:text-style-name="P6" svg:width="0.0531in" svg:height="0.3031in" svg:x="1.2811in" svg:y="0.088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36" draw:style-name="gr27" svg:width="0.0724in" svg:height="1.4713in" draw:transform="rotate (-1.56311687808612) translate (2.80486111111111in 0.0256944444444444in)"><text:p/><draw:enhanced-geometry svg:viewBox="0 0 21600 21600" draw:text-areas="?f0 0 ?f2 ?f5" draw:type="down-arrow" draw:modifiers="19663.2373761208 6171.42857142857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6" draw:style-name="gr7" draw:text-style-name="P5" svg:width="2.0504in" svg:height="0.7295in" svg:x="0.272in" svg:y="0.0709in"><text:p text:style-name="P3"><text:span text:style-name="T4">Sent all elements</text:span></text:p><text:p text:style-name="P3"><text:span text:style-name="T4">in packetList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><draw:custom-shape text:anchor-type="paragraph" draw:z-index="40" draw:style-name="gr17" draw:text-style-name="P5" svg:width="0.374in" svg:height="0.2953in" svg:x="2.2429in" svg:y="0.0327in"><text:p text:style-name="P3"><text:span text:style-name="T4">NO</text:span></text:p><draw:enhanced-geometry svg:viewBox="0 0 21600 21600" draw:type="rectangle" draw:enhanced-path="M 0 0 L 21600 0 21600 21600 0 21600 0 0 Z N"/></draw:custom-shape></text:p>
      <text:p text:style-name="P1"><draw:rect text:anchor-type="paragraph" draw:z-index="38" draw:style-name="gr29" draw:text-style-name="P7" svg:width="0.0276in" svg:height="0.8224in" draw:transform="skewX (0.0178023583703422) rotate (1.59645266679921) translate (2.32291666666667in 0.111805555555556in)"><text:p/></draw:rect></text:p>
      <text:p text:style-name="P1"/>
      <text:p text:style-name="P1"><draw:custom-shape text:anchor-type="paragraph" draw:z-index="15" draw:style-name="gr14" draw:text-style-name="P6" svg:width="0.0594in" svg:height="0.3031in" svg:x="1.278in" svg:y="0.1335in"><text:p/><draw:enhanced-geometry svg:viewBox="0 0 21600 21600" draw:text-areas="?f0 0 ?f2 ?f5" draw:mirror-horizont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1" draw:style-name="gr15" draw:text-style-name="P5" svg:width="0.3732in" svg:height="0.2961in" svg:x="1.3366in" svg:y="0.0929in"><text:p text:style-name="P3"><text:span text:style-name="T4">YES</text:span>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8" draw:style-name="gr9" draw:text-style-name="P5" svg:width="2.1976in" svg:height="0.4177in" svg:x="0.1929in" svg:y="0.1193in"><text:p text:style-name="P3"><text:span text:style-name="T4">Remove ACKed packets</text:span></text:p><text:p text:style-name="P3"><text:span text:style-name="T4">From PacketList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/>
      <text:p text:style-name="P1"><draw:custom-shape text:anchor-type="paragraph" draw:z-index="16" draw:style-name="gr12" draw:text-style-name="P6" svg:width="0.0531in" svg:height="0.3024in" svg:x="1.2752in" svg:y="0.036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style-name="gr15" draw:text-style-name="P5" svg:width="0.3732in" svg:height="0.2961in" svg:x="3.698in" svg:y="0.0835in"><text:p text:style-name="P3"><text:span text:style-name="T4">YES</text:span>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9" draw:style-name="gr10" draw:text-style-name="P5" svg:width="2.0504in" svg:height="0.6606in" svg:x="0.2661in" svg:y="0.0201in"><text:p text:style-name="P3"><text:span text:style-name="T4">PacketList empty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20" draw:style-name="gr17" draw:text-style-name="P5" svg:width="0.374in" svg:height="0.2953in" svg:x="2.2366in" svg:y="0.0709in"><text:p text:style-name="P3"><text:span text:style-name="T4">NO</text:span></text:p><draw:enhanced-geometry svg:viewBox="0 0 21600 21600" draw:type="rectangle" draw:enhanced-path="M 0 0 L 21600 0 21600 21600 0 21600 0 0 Z N"/></draw:custom-shape></text:p>
      <text:p text:style-name="P1"><draw:rect text:anchor-type="paragraph" draw:z-index="44" draw:style-name="gr25" draw:text-style-name="P3" svg:width="0.037in" svg:height="1.2331in" draw:transform="skewX (-0.00174532925199433) rotate (1.5707963267949) translate (2.31597222222222in 0.199305555555556in)"><text:p/></draw:rect></text:p>
      <text:p text:style-name="P1"><draw:custom-shape text:anchor-type="paragraph" draw:z-index="10" draw:style-name="gr2" draw:text-style-name="P5" svg:width="1.2248in" svg:height="0.2795in" svg:x="0.7047in" svg:y="1.5339in"><text:p text:style-name="P3"><text:span text:style-name="T4">EN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7" draw:style-name="gr12" draw:text-style-name="P6" svg:width="0.0531in" svg:height="0.3024in" svg:x="1.2575in" svg:y="0.347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style-name="gr8" draw:text-style-name="P5" svg:width="2.0858in" svg:height="0.5378in" svg:x="0.2819in" svg:y="0.6528in"><text:p text:style-name="P3"><text:span text:style-name="T4">Send ETX</text:span></text:p><text:p text:style-name="P3"><text:span text:style-name="T4">until its ACK</text:span></text:p><text:p text:style-name="P3"><text:span text:style-name="T4">is received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12" draw:text-style-name="P6" svg:width="0.0531in" svg:height="0.3024in" svg:x="1.2945in" svg:y="1.203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Anonymous Pro1" svg:font-family="'Anonymous Pr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346in" fo:margin-bottom="0.7839in" fo:margin-left="0.3945in" fo:margin-right="0.78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9:42:59.797956066</meta:creation-date>
    <meta:generator>LibreOffice/4.3.3.2$Linux_X86_64 LibreOffice_project/430m0$Build-2</meta:generator>
    <dc:date>2015-01-04T13:05:27.730068461</dc:date>
    <meta:editing-duration>PT34M51S</meta:editing-duration>
    <meta:editing-cycles>7</meta:editing-cycles>
    <meta:document-statistic meta:table-count="0" meta:image-count="0" meta:object-count="0" meta:page-count="1" meta:paragraph-count="2" meta:word-count="17" meta:character-count="97" meta:non-whitespace-character-count="82"/>
  </office:meta>
</office:document-meta>
</file>